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jercicio 2: Implantación de Contenido Multimedia</text:h>
      <text:p text:style-name="Text_20_body"><text:span text:style-name="Strong_20_Emphasis">Contenido Teórico:</text:span> Incorporar contenido multimedia, como imágenes, videos y audio, mejora la interacción del usuario y la estética del sitio web. Las imágenes se pueden incrustar utilizando la etiqueta <text:span text:style-name="Source_20_Text">&lt;img&gt;</text:span>, que requiere atributos como <text:span text:style-name="Source_20_Text">src</text:span> (fuente) y <text:span text:style-name="Source_20_Text">alt</text:span> (texto alternativo). Los videos y audio pueden ser añadidos usando <text:span text:style-name="Source_20_Text">&lt;video&gt;</text:span> y <text:span text:style-name="Source_20_Text">&lt;audio&gt;</text:span> respectivamente.</text:p>
      <text:p text:style-name="Text_20_body"><text:span text:style-name="Strong_20_Emphasis">Propiedades Importantes:</text:span></text:p>
      <text:list xml:id="list2051685683657314748" text:style-name="L2">
        <text:list-item>
          <text:p text:style-name="P2"><text:span text:style-name="Source_20_Text">src</text:span>: Especifica la ruta de la imagen, video o archivo de audio.</text:p>
        </text:list-item>
        <text:list-item>
          <text:p text:style-name="P2"><text:span text:style-name="Source_20_Text">alt</text:span>: Proporciona texto alternativo para las imágenes, importante para la accesibilidad.</text:p>
        </text:list-item>
        <text:list-item>
          <text:p text:style-name="P2"><text:span text:style-name="Source_20_Text">width</text:span><text:span text:style-name="Strong_20_Emphasis"> y </text:span><text:span text:style-name="Source_20_Text">height</text:span>: Ajustan el tamaño del contenido multimedia.</text:p>
        </text:list-item>
      </text:list>
      <text:p text:style-name="Text_20_body"><text:span text:style-name="Strong_20_Emphasis"/></text:p>
      <text:p text:style-name="Text_20_body"><text:span text:style-name="Strong_20_Emphasis">Ejemplo de Uso:</text:span></text:p>
      <text:p text:style-name="Text_20_body"><text:span text:style-name="Strong_20_Emphasis"/></text:p>
      <text:p text:style-name="Text_20_body"><text:s/><text:span text:style-name="T1">Archivo HTML</text:span>:</text:p>
      <text:p text:style-name="Text_20_body"/>
      <text:p text:style-name="Text_20_body">&lt;!DOCTYPE html&gt;<text:line-break/>&lt;html lang="es"&gt;<text:line-break/>&lt;head&gt;<text:line-break/> <text:s text:c="3"/>&lt;meta charset="UTF-8"&gt;<text:line-break/> <text:s text:c="3"/>&lt;title&gt;Ejemplo de Imágenes&lt;/title&gt;<text:line-break/> <text:s text:c="3"/>&lt;link rel="stylesheet" href="styles.css"&gt;<text:line-break/>&lt;/head&gt;<text:line-break/>&lt;body&gt;<text:line-break/> <text:s text:c="3"/>&lt;h1&gt;Galería de Imágenes&lt;/h1&gt;<text:line-break/> <text:s text:c="3"/>&lt;figure&gt;<text:line-break/> <text:s text:c="7"/>&lt;img src="imagen1.jpg" alt="Descripción de la imagen 1"&gt;<text:line-break/> <text:s text:c="7"/>&lt;figcaption&gt;Descripción de la imagen 1&lt;/figcaption&gt;<text:line-break/> <text:s text:c="3"/>&lt;/figure&gt;<text:line-break/> <text:s text:c="3"/>&lt;figure&gt;<text:line-break/> <text:s text:c="7"/>&lt;img src="imagen2.png" alt="Descripción de la imagen 2"&gt;<text:line-break/> <text:s text:c="7"/>&lt;figcaption&gt;Descripción de la imagen 2&lt;/figcaption&gt;<text:line-break/> <text:s text:c="3"/>&lt;/figure&gt;<text:line-break/>&lt;/body&gt;<text:line-break/>&lt;/html&gt;<text:line-break/></text:p>
      <text:p text:style-name="P3">Archivo CSS (styles.css): </text:p>
      <text:p text:style-name="Text_20_body"/>
      <text:p text:style-name="Text_20_body">img {<text:line-break/> <text:s text:c="3"/>width: 300px;<text:line-break/> <text:s text:c="3"/>height: auto;<text:line-break/> <text:s text:c="3"/>border-radius: 8px;<text:line-break/> <text:s text:c="3"/>box-shadow: 0 0 10px rgba(0, 0, 0, 0.1);<text:line-break/> <text:s text:c="3"/>margin: 10px;<text:line-break/>}<text:line-break/><text:line-break/>figcaption {<text:line-break/><text:soft-page-break/> <text:s text:c="3"/>text-align: center;<text:line-break/> <text:s text:c="3"/>font-size: 14px;<text:line-break/> <text:s text:c="3"/>color: #555;<text:line-break/>}<text:line-break/></text:p>
      <text:p text:style-name="Text_20_body"><text:span text:style-name="Strong_20_Emphasis">Ejercicio 2: Etiquetas usadas</text:span></text:p>
      <text:list xml:id="list7563113170284079502" text:style-name="L3">
        <text:list-item>
          <text:p text:style-name="P4"><text:span text:style-name="Strong_20_Emphasis">&lt;!DOCTYPE html&gt;</text:span>: Define el tipo de documento y la versión de HTML que se está utilizando.</text:p>
        </text:list-item>
        <text:list-item>
          <text:p text:style-name="P4"><text:span text:style-name="Strong_20_Emphasis">&lt;html&gt;</text:span>: Raíz del documento HTML.</text:p>
        </text:list-item>
        <text:list-item>
          <text:p text:style-name="P4"><text:span text:style-name="Strong_20_Emphasis">&lt;head&gt;</text:span>: Contiene metadatos sobre el documento, como el título y enlaces a hojas de estilo.</text:p>
        </text:list-item>
        <text:list-item>
          <text:p text:style-name="P4"><text:span text:style-name="Strong_20_Emphasis">&lt;meta&gt;</text:span>: Define los metadatos del documento, como el conjunto de caracteres.</text:p>
        </text:list-item>
        <text:list-item>
          <text:p text:style-name="P4"><text:span text:style-name="Strong_20_Emphasis">&lt;title&gt;</text:span>: Especifica el título del documento que se muestra en la barra del navegador.</text:p>
        </text:list-item>
        <text:list-item>
          <text:p text:style-name="P4"><text:span text:style-name="Strong_20_Emphasis">&lt;link&gt;</text:span>: Vincula un archivo externo, como una hoja de estilo CSS.</text:p>
        </text:list-item>
        <text:list-item>
          <text:p text:style-name="P4"><text:span text:style-name="Strong_20_Emphasis">&lt;body&gt;</text:span>: Contiene el contenido visible de la página web.</text:p>
        </text:list-item>
        <text:list-item>
          <text:p text:style-name="P4"><text:span text:style-name="Strong_20_Emphasis">&lt;h1&gt;</text:span>: Define un encabezado de nivel 1.</text:p>
        </text:list-item>
        <text:list-item>
          <text:p text:style-name="P4"><text:span text:style-name="Strong_20_Emphasis">&lt;img&gt;</text:span>: Incrusta una imagen en el documento.</text:p>
        </text:list-item>
        <text:list-item>
          <text:p text:style-name="P4"><text:span text:style-name="Strong_20_Emphasis">&lt;figure&gt;</text:span>: Contenedor para contenido relacionado con una imagen.</text:p>
        </text:list-item>
      </text:list>
      <text:p text:style-name="Standard"><text:span text:style-name="Strong_20_Emphasis"><text:s text:c="11"/>&lt;figcaption&gt;</text:span>: Proporciona un pie de foto o leyenda para una imagen.<text:line-break/></text:p>
      <text:p text:style-name="Text_20_body"><text:span text:style-name="Strong_20_Emphasis"/></text:p>
      <text:p text:style-name="Text_20_body"><text:span text:style-name="Strong_20_Emphasis">Ejercicio para los Alumnos:</text:span></text:p>
      <text:list xml:id="list4652722874108069407" text:style-name="L1">
        <text:list-item>
          <text:p text:style-name="P1">Busca dos imágenes en tu computadora y colócalas en la misma carpeta que tu archivo HTML.</text:p>
        </text:list-item>
        <text:list-item>
          <text:p text:style-name="P1">Crea un archivo HTML que incluya estas dos imágenes.</text:p>
        </text:list-item>
        <text:list-item>
          <text:p text:style-name="P1">Crea un archivo CSS que aplique los siguientes estilos:</text:p>
          <text:list>
            <text:list-item>
              <text:p text:style-name="P1">Establece el ancho de las imágenes a "200px".</text:p>
            </text:list-item>
            <text:list-item>
              <text:p text:style-name="P1">Añade un borde de 2px de color negro alrededor de las imágenes.</text:p>
            </text:list-item>
            <text:list-item>
              <text:p text:style-name="P1">Aplica un margen de "15px" entre las imágenes.</text:p>
            </text:list-item>
            <text:list-item>
              <text:p text:style-name="P1">Optimiza las imágenes para la web utilizando alguna herramienta online para reducir el tamaño del archivo sin sacrificar calidad.</text:p>
            </text:list-item>
            <text:list-item>
              <text:p text:style-name="P1">Añade una descripción de las imágenes utilizando el atributo <text:span text:style-name="Source_20_Text">alt</text:span>.</text:p>
            </text:list-item>
            <text:list-item>
              <text:p text:style-name="P1">Aplica una clase que añada un borde punteado de color rojo a las imágenes al pasar el ratón sobre ellas.</text:p>
            </text:list-item>
            <text:list-item>
              <text:p text:style-name="P1">Cambia el color de fondo del cuerpo de la página a un color claro para mejorar la visibilidad de las imágenes.</text:p>
            </text:list-item>
            <text:list-item>
              <text:p text:style-name="P1">Añade un pie de foto debajo de cada imagen utilizando la etiqueta <text:span text:style-name="Source_20_Text">&lt;figcaption&gt;</text:span>.</text:p>
            </text:list-item>
            <text:list-item>
              <text:p text:style-name="P1">Añade un contorno de sombra a las imágenes para darles un efecto de profundidad.</text:p>
            </text:list-item>
            <text:list-item>
              <text:p text:style-name="P1">Cambia el formato de las imágenes a un formato web eficiente como WebP.</text:p>
            </text:list-item>
          </text:list>
        </text:list-item>
      </text:list>
      <text:p text:style-name="Standard"/>
      <text:p text:style-name="Standard"/>
      <text:p text:style-name="P7"><text:soft-page-break/>Solucion al ejercicio:</text:p>
      <text:p text:style-name="P7"/>
      <text:h text:style-name="Heading_20_3" text:outline-level="3"><text:span text:style-name="Strong_20_Emphasis">Implantación de Contenido Multimedia</text:span></text:h>
      <text:p text:style-name="Text_20_body"><text:span text:style-name="Strong_20_Emphasis">Archivo HTML:</text:span></text:p>
      <text:p text:style-name="Standard">&lt;!DOCTYPE html&gt;<text:line-break/>&lt;html lang="es"&gt;<text:line-break/>&lt;head&gt;<text:line-break/> <text:s text:c="3"/>&lt;meta charset="UTF-8"&gt;<text:line-break/> <text:s text:c="3"/>&lt;title&gt;Ejemplo de Imágenes&lt;/title&gt;<text:line-break/> <text:s text:c="3"/>&lt;link rel="stylesheet" href="styles.css"&gt;<text:line-break/>&lt;/head&gt;<text:line-break/>&lt;body&gt;<text:line-break/> <text:s text:c="3"/>&lt;h1&gt;Galería de Imágenes&lt;/h1&gt;<text:line-break/> <text:s text:c="3"/>&lt;figure&gt;<text:line-break/> <text:s text:c="7"/>&lt;img src="imagen1.webp" alt="Descripción de la imagen 1"&gt;<text:line-break/> <text:s text:c="7"/>&lt;figcaption&gt;Descripción de la imagen 1&lt;/figcaption&gt;<text:line-break/> <text:s text:c="3"/>&lt;/figure&gt;<text:line-break/> <text:s text:c="3"/>&lt;figure&gt;<text:line-break/> <text:s text:c="7"/>&lt;img src="imagen2.webp" alt="Descripción de la imagen 2"&gt;<text:line-break/> <text:s text:c="7"/>&lt;figcaption&gt;Descripción de la imagen 2&lt;/figcaption&gt;<text:line-break/> <text:s text:c="3"/>&lt;/figure&gt;<text:line-break/>&lt;/body&gt;<text:line-break/>&lt;/html&gt;<text:line-break/></text:p>
      <text:p text:style-name="Standard">Archivo CSS (styles.css): </text:p>
      <text:p text:style-name="Standard"/>
      <text:p text:style-name="Standard">body {<text:line-break/> <text:s text:c="3"/>background-color: #f0f0f0; /* Color de fondo claro */<text:line-break/>}<text:line-break/><text:line-break/>img {<text:line-break/> <text:s text:c="3"/>width: 200px; /* Ancho de las imágenes */<text:line-break/> <text:s text:c="3"/>height: auto;<text:line-break/> <text:s text:c="3"/>border: 2px solid #000; /* Borde de 2px de color negro */<text:line-break/> <text:s text:c="3"/>margin: 15px; /* Margen de 15px */<text:line-break/> <text:s text:c="3"/>border-radius: 8px;<text:line-break/> <text:s text:c="3"/>box-shadow: 0 0 10px rgba(0, 0, 0, 0.1);<text:line-break/> <text:s text:c="3"/>transition: border 0.3s ease; /* Transición para el efecto hover */<text:line-break/>}<text:line-break/><text:line-break/>img:hover {<text:line-break/> <text:s text:c="3"/>border: 2px dotted #f00; /* Borde punteado rojo al pasar el ratón */<text:line-break/>}<text:line-break/><text:line-break/>figcaption {<text:line-break/> <text:s text:c="3"/>text-align: center; /* Pie de foto centrado */<text:line-break/> <text:s text:c="3"/>font-size: 14px;<text:line-break/> <text:s text:c="3"/>color: #555;<text:line-break/>}<text:line-break/><text:line-break/><text:soft-page-break/></text:p>
      <text:p text:style-name="Standard"><text:span text:style-name="T3">Desglose del codigo usado</text:span>:</text:p>
      <text:p text:style-name="Standard"/>
      <text:h text:style-name="Heading_20_3" text:outline-level="3">HTML</text:h>
      <text:list xml:id="list8601778820225063039" text:style-name="L4">
        <text:list-item>
          <text:p text:style-name="P5"><text:span text:style-name="Source_20_Text">&lt;!DOCTYPE html&gt;</text:span></text:p>
          <text:list>
            <text:list-item>
              <text:p text:style-name="P5"><text:span text:style-name="Strong_20_Emphasis">Descripción:</text:span> Declara el tipo de documento y la versión de HTML utilizada.</text:p>
            </text:list-item>
            <text:list-item>
              <text:p text:style-name="P5"><text:span text:style-name="Strong_20_Emphasis">Uso:</text:span> Indica al navegador que el documento está escrito en HTML5.</text:p>
            </text:list-item>
          </text:list>
        </text:list-item>
        <text:list-item>
          <text:p text:style-name="P5"><text:span text:style-name="Source_20_Text">&lt;html lang="es"&gt;</text:span></text:p>
          <text:list>
            <text:list-item>
              <text:p text:style-name="P5"><text:span text:style-name="Strong_20_Emphasis">Descripción:</text:span> Etiqueta raíz que envuelve todo el contenido HTML.</text:p>
            </text:list-item>
            <text:list-item>
              <text:p text:style-name="P5"><text:span text:style-name="Strong_20_Emphasis">Atributos:</text:span></text:p>
              <text:list>
                <text:list-item>
                  <text:p text:style-name="P5"><text:span text:style-name="Source_20_Text">lang="es"</text:span>: Especifica el idioma del contenido del documento (español en este caso).</text:p>
                </text:list-item>
              </text:list>
            </text:list-item>
            <text:list-item>
              <text:p text:style-name="P5"><text:span text:style-name="Strong_20_Emphasis">Uso:</text:span> Define el inicio del documento HTML y el idioma predeterminado.</text:p>
            </text:list-item>
          </text:list>
        </text:list-item>
        <text:list-item>
          <text:p text:style-name="P5"><text:span text:style-name="Source_20_Text">&lt;head&gt;</text:span></text:p>
          <text:list>
            <text:list-item>
              <text:p text:style-name="P5"><text:span text:style-name="Strong_20_Emphasis">Descripción:</text:span> Contiene metadatos y enlaces a recursos externos.</text:p>
            </text:list-item>
            <text:list-item>
              <text:p text:style-name="P5"><text:span text:style-name="Strong_20_Emphasis">Uso:</text:span> Encabezado del documento donde se colocan los metadatos, títulos y enlaces a hojas de estilo.</text:p>
            </text:list-item>
          </text:list>
        </text:list-item>
        <text:list-item>
          <text:p text:style-name="P5"><text:span text:style-name="Source_20_Text">&lt;meta charset="UTF-8"&gt;</text:span></text:p>
          <text:list>
            <text:list-item>
              <text:p text:style-name="P5"><text:span text:style-name="Strong_20_Emphasis">Descripción:</text:span> Especifica la codificación de caracteres utilizada.</text:p>
            </text:list-item>
            <text:list-item>
              <text:p text:style-name="P5"><text:span text:style-name="Strong_20_Emphasis">Uso:</text:span> Asegura que el documento se renderice correctamente con caracteres UTF-8.</text:p>
            </text:list-item>
          </text:list>
        </text:list-item>
        <text:list-item>
          <text:p text:style-name="P5"><text:span text:style-name="Source_20_Text">&lt;title&gt;</text:span></text:p>
          <text:list>
            <text:list-item>
              <text:p text:style-name="P5"><text:span text:style-name="Strong_20_Emphasis">Descripción:</text:span> Define el título del documento.</text:p>
            </text:list-item>
            <text:list-item>
              <text:p text:style-name="P5"><text:span text:style-name="Strong_20_Emphasis">Uso:</text:span> El título aparece en la pestaña del navegador.</text:p>
            </text:list-item>
          </text:list>
        </text:list-item>
        <text:list-item>
          <text:p text:style-name="P5"><text:span text:style-name="Source_20_Text">&lt;link rel="stylesheet" href="styles.css"&gt;</text:span></text:p>
          <text:list>
            <text:list-item>
              <text:p text:style-name="P5"><text:span text:style-name="Strong_20_Emphasis">Descripción:</text:span> Vincula una hoja de estilo externa al documento.</text:p>
            </text:list-item>
            <text:list-item>
              <text:p text:style-name="P5"><text:span text:style-name="Strong_20_Emphasis">Atributos:</text:span></text:p>
              <text:list>
                <text:list-item>
                  <text:p text:style-name="P5"><text:span text:style-name="Source_20_Text">rel="stylesheet"</text:span>: Indica que el archivo vinculado es una hoja de estilo.</text:p>
                </text:list-item>
                <text:list-item>
                  <text:p text:style-name="P5"><text:span text:style-name="Source_20_Text">href="styles.css"</text:span>: Especifica la ruta del archivo CSS.</text:p>
                </text:list-item>
              </text:list>
            </text:list-item>
            <text:list-item>
              <text:p text:style-name="P5"><text:span text:style-name="Strong_20_Emphasis">Uso:</text:span> Aplica estilos definidos en <text:span text:style-name="Source_20_Text">styles.css</text:span> al documento HTML.</text:p>
            </text:list-item>
          </text:list>
        </text:list-item>
        <text:list-item>
          <text:p text:style-name="P5"><text:span text:style-name="Source_20_Text">&lt;body&gt;</text:span></text:p>
          <text:list>
            <text:list-item>
              <text:p text:style-name="P5"><text:span text:style-name="Strong_20_Emphasis">Descripción:</text:span> Contiene todo el contenido visible de la página web.</text:p>
            </text:list-item>
            <text:list-item>
              <text:p text:style-name="P5"><text:span text:style-name="Strong_20_Emphasis">Uso:</text:span> Define el cuerpo del documento HTML.</text:p>
            </text:list-item>
          </text:list>
        </text:list-item>
        <text:list-item>
          <text:p text:style-name="P5"><text:span text:style-name="Source_20_Text">&lt;h1&gt;</text:span></text:p>
          <text:list>
            <text:list-item>
              <text:p text:style-name="P5"><text:span text:style-name="Strong_20_Emphasis">Descripción:</text:span> Representa el encabezado de mayor nivel.</text:p>
            </text:list-item>
            <text:list-item>
              <text:p text:style-name="P5"><text:span text:style-name="Strong_20_Emphasis">Uso:</text:span> Utilizado para títulos principales o importantes.</text:p>
            </text:list-item>
          </text:list>
        </text:list-item>
        <text:list-item>
          <text:p text:style-name="P5"><text:soft-page-break/><text:span text:style-name="Source_20_Text">&lt;figure&gt;</text:span></text:p>
          <text:list>
            <text:list-item>
              <text:p text:style-name="P5"><text:span text:style-name="Strong_20_Emphasis">Descripción:</text:span> Agrupa contenido relacionado con una imagen.</text:p>
            </text:list-item>
            <text:list-item>
              <text:p text:style-name="P5"><text:span text:style-name="Strong_20_Emphasis">Uso:</text:span> Envuelve imágenes y sus descripciones.</text:p>
            </text:list-item>
          </text:list>
        </text:list-item>
        <text:list-item>
          <text:p text:style-name="P5"><text:span text:style-name="Source_20_Text">&lt;img src="imagen1.webp" alt="Descripción de la imagen 1"&gt;</text:span></text:p>
          <text:list>
            <text:list-item>
              <text:p text:style-name="P5"><text:span text:style-name="Strong_20_Emphasis">Descripción:</text:span> Inserta una imagen en el documento.</text:p>
            </text:list-item>
            <text:list-item>
              <text:p text:style-name="P5"><text:span text:style-name="Strong_20_Emphasis">Atributos:</text:span></text:p>
              <text:list>
                <text:list-item>
                  <text:p text:style-name="P5"><text:span text:style-name="Source_20_Text">src="imagen1.webp"</text:span>: Ruta de la imagen a mostrar.</text:p>
                </text:list-item>
                <text:list-item>
                  <text:p text:style-name="P5"><text:span text:style-name="Source_20_Text">alt="Descripción de la imagen 1"</text:span>: Texto alternativo para la imagen.</text:p>
                </text:list-item>
              </text:list>
            </text:list-item>
            <text:list-item>
              <text:p text:style-name="P5"><text:span text:style-name="Strong_20_Emphasis">Uso:</text:span> Muestra una imagen y proporciona texto alternativo en caso de que la imagen no se cargue.</text:p>
            </text:list-item>
          </text:list>
        </text:list-item>
        <text:list-item>
          <text:p text:style-name="P5"><text:span text:style-name="Source_20_Text">&lt;figcaption&gt;</text:span></text:p>
          <text:list>
            <text:list-item>
              <text:p text:style-name="P5"><text:span text:style-name="Strong_20_Emphasis">Descripción:</text:span> Define una leyenda o descripción para un elemento <text:span text:style-name="Source_20_Text">&lt;figure&gt;</text:span>.</text:p>
            </text:list-item>
            <text:list-item>
              <text:p text:style-name="P5"><text:span text:style-name="Strong_20_Emphasis">Uso:</text:span> Proporciona un pie de foto o una descripción para una imagen.</text:p>
            </text:list-item>
          </text:list>
        </text:list-item>
      </text:list>
      <text:h text:style-name="Heading_20_3" text:outline-level="3">CSS</text:h>
      <text:list xml:id="list7692912598534402796" text:style-name="L5">
        <text:list-item>
          <text:p text:style-name="P6"><text:span text:style-name="Source_20_Text">body</text:span></text:p>
          <text:list>
            <text:list-item>
              <text:p text:style-name="P6"><text:span text:style-name="Strong_20_Emphasis">Descripción:</text:span> Selecciona el elemento <text:span text:style-name="Source_20_Text">&lt;body&gt;</text:span>.</text:p>
            </text:list-item>
            <text:list-item>
              <text:p text:style-name="P6"><text:span text:style-name="Strong_20_Emphasis">Propiedades:</text:span></text:p>
              <text:list>
                <text:list-item>
                  <text:p text:style-name="P6"><text:span text:style-name="Source_20_Text">background-color: #f0f0f0;</text:span>: Establece el color de fondo del cuerpo del documento.</text:p>
                </text:list-item>
              </text:list>
            </text:list-item>
          </text:list>
        </text:list-item>
        <text:list-item>
          <text:p text:style-name="P6"><text:span text:style-name="Source_20_Text">img</text:span></text:p>
          <text:list>
            <text:list-item>
              <text:p text:style-name="P6"><text:span text:style-name="Strong_20_Emphasis">Descripción:</text:span> Selecciona todos los elementos <text:span text:style-name="Source_20_Text">&lt;img&gt;</text:span>.</text:p>
            </text:list-item>
            <text:list-item>
              <text:p text:style-name="P6"><text:span text:style-name="Strong_20_Emphasis">Propiedades:</text:span></text:p>
              <text:list>
                <text:list-item>
                  <text:p text:style-name="P6"><text:span text:style-name="Source_20_Text">width: 200px;</text:span>: Establece el ancho de las imágenes.</text:p>
                </text:list-item>
                <text:list-item>
                  <text:p text:style-name="P6"><text:span text:style-name="Source_20_Text">height: auto;</text:span>: Ajusta automáticamente la altura para mantener la proporción.</text:p>
                </text:list-item>
                <text:list-item>
                  <text:p text:style-name="P6"><text:span text:style-name="Source_20_Text">border: 2px solid #000;</text:span>: Añade un borde sólido negro de 2px.</text:p>
                </text:list-item>
                <text:list-item>
                  <text:p text:style-name="P6"><text:span text:style-name="Source_20_Text">margin: 15px;</text:span>: Añade un margen de 15px alrededor de las imágenes.</text:p>
                </text:list-item>
                <text:list-item>
                  <text:p text:style-name="P6"><text:span text:style-name="Source_20_Text">border-radius: 8px;</text:span>: Redondea las esquinas de las imágenes.</text:p>
                </text:list-item>
                <text:list-item>
                  <text:p text:style-name="P6"><text:span text:style-name="Source_20_Text">box-shadow: 0 0 10px rgba(0, 0, 0, 0.1);</text:span>: Añade una sombra alrededor de las imágenes.</text:p>
                </text:list-item>
                <text:list-item>
                  <text:p text:style-name="P6"><text:span text:style-name="Source_20_Text">transition: border 0.3s ease;</text:span>: Define una transición para el borde cuando se aplica un estilo <text:span text:style-name="Source_20_Text">:hover</text:span>.</text:p>
                </text:list-item>
              </text:list>
            </text:list-item>
          </text:list>
        </text:list-item>
        <text:list-item>
          <text:p text:style-name="P6"><text:span text:style-name="Source_20_Text">img:hover</text:span></text:p>
          <text:list>
            <text:list-item>
              <text:p text:style-name="P6"><text:span text:style-name="Strong_20_Emphasis">Descripción:</text:span> Aplica estilos a las imágenes cuando se pasa el ratón sobre ellas.</text:p>
            </text:list-item>
            <text:list-item>
              <text:p text:style-name="P6"><text:soft-page-break/><text:span text:style-name="Strong_20_Emphasis">Propiedades:</text:span></text:p>
              <text:list>
                <text:list-item>
                  <text:p text:style-name="P6"><text:span text:style-name="Source_20_Text">border: 2px dotted #f00;</text:span>: Cambia el borde a un estilo punteado rojo.</text:p>
                </text:list-item>
              </text:list>
            </text:list-item>
          </text:list>
        </text:list-item>
        <text:list-item>
          <text:p text:style-name="P6"><text:span text:style-name="Source_20_Text">figcaption</text:span></text:p>
          <text:list>
            <text:list-item>
              <text:p text:style-name="P6"><text:span text:style-name="Strong_20_Emphasis">Descripción:</text:span> Selecciona todos los elementos <text:span text:style-name="Source_20_Text">&lt;figcaption&gt;</text:span>.</text:p>
            </text:list-item>
            <text:list-item>
              <text:p text:style-name="P6"><text:span text:style-name="Strong_20_Emphasis">Propiedades:</text:span></text:p>
              <text:list>
                <text:list-item>
                  <text:p text:style-name="P6"><text:span text:style-name="Source_20_Text">text-align: center;</text:span>: Centra el texto.</text:p>
                </text:list-item>
                <text:list-item>
                  <text:p text:style-name="P6"><text:span text:style-name="Source_20_Text">font-size: 14px;</text:span>: Establece el tamaño de la fuente a 14px.</text:p>
                </text:list-item>
                <text:list-item>
                  <text:p text:style-name="P6"><text:span text:style-name="Source_20_Text">color: #555;</text:span>: Cambia el color del texto a un gris claro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leon</meta:initial-creator>
    <meta:creation-date>2024-11-29T05:16:19.52</meta:creation-date>
    <dc:date>2024-12-04T12:40:10.77</dc:date>
    <dc:creator>luis leon</dc:creator>
    <meta:editing-duration>P5DT7H23M49S</meta:editing-duration>
    <meta:editing-cycles>5</meta:editing-cycles>
    <meta:generator>OpenOffice/4.1.14$Win32 OpenOffice.org_project/4114m1$Build-9811</meta:generator>
    <meta:document-statistic meta:table-count="0" meta:image-count="0" meta:object-count="0" meta:page-count="6" meta:paragraph-count="111" meta:word-count="1168" meta:character-count="7561"/>
  </office:meta>
</office:document-meta>
</file>